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Publisher( P publisher , ParameterizedTypeReference &lt; T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omProducer( T producer , Class &lt; ?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omProducer( T producer , ParameterizedTypeReference &lt; ?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omObject( 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Publisher( P publisher ,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